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2179db" officeooo:paragraph-rsid="002179db"/>
    </style:style>
    <style:style style:name="P2" style:family="paragraph" style:parent-style-name="Standard">
      <style:text-properties officeooo:paragraph-rsid="002179db"/>
    </style:style>
    <style:style style:name="P3" style:family="paragraph" style:parent-style-name="Standard">
      <style:text-properties officeooo:rsid="002485e6" officeooo:paragraph-rsid="002485e6"/>
    </style:style>
    <style:style style:name="P4" style:family="paragraph" style:parent-style-name="Standard">
      <style:text-properties officeooo:paragraph-rsid="0022ee97"/>
    </style:style>
    <style:style style:name="P5" style:family="paragraph" style:parent-style-name="Standard">
      <style:text-properties officeooo:rsid="0027d0b3" officeooo:paragraph-rsid="0027d0b3"/>
    </style:style>
    <style:style style:name="T1" style:family="text">
      <style:text-properties style:use-window-font-color="true" style:font-name="AppleSystemUIFont" fo:font-size="12pt" style:font-size-asian="12pt"/>
    </style:style>
    <style:style style:name="T2" style:family="text">
      <style:text-properties style:use-window-font-color="true" style:font-name="AppleSystemUIFont" fo:font-size="12pt" officeooo:rsid="0022ee97" style:font-size-asian="12pt"/>
    </style:style>
    <style:style style:name="T3" style:family="text">
      <style:text-properties style:use-window-font-color="true" style:font-name="AppleSystemUIFont" fo:font-size="12pt" officeooo:rsid="002485e6" style:font-size-asian="12pt"/>
    </style:style>
    <style:style style:name="T4" style:family="text">
      <style:text-properties style:use-window-font-color="true" style:font-name="AppleSystemUIFont" fo:font-size="12pt" officeooo:rsid="002179db" style:font-size-asian="12pt"/>
    </style:style>
    <style:style style:name="T5" style:family="text">
      <style:text-properties style:use-window-font-color="true" style:font-name="AppleSystemUIFont" fo:font-size="12pt" officeooo:rsid="0026ffd8" style:font-size-asian="12pt"/>
    </style:style>
    <style:style style:name="T6" style:family="text">
      <style:text-properties style:use-window-font-color="true" style:font-name="AppleSystemUIFont" fo:font-size="12pt" officeooo:rsid="0027bcb9" style:font-size-asian="12pt"/>
    </style:style>
    <style:style style:name="T7" style:family="text">
      <style:text-properties style:use-window-font-color="true" style:font-name="AppleSystemUIFont" fo:font-size="12pt" officeooo:rsid="0027d0b3" style:font-size-asian="12pt"/>
    </style:style>
    <style:style style:name="T8" style:family="text">
      <style:text-properties officeooo:rsid="0027d0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kış Diyagramı</text:span></text:p>
      <text:p text:style-name="P1"><text:span text:style-name="T1">1. Başla</text:span></text:p>
      <text:p text:style-name="P2"><text:span text:style-name="T4">2. </text:span><text:span text:style-name="T6">Yaz </text:span><text:span text:style-name="T5">“</text:span><text:span text:style-name="T6">S</text:span><text:span text:style-name="T7">ayıları</text:span><text:span text:style-name="T6"> Giriniz</text:span><text:span text:style-name="T5">”</text:span></text:p>
      <text:p text:style-name="P1"><text:span text:style-name="T1">3. </text:span><text:span text:style-name="T6">Oku </text:span><text:span text:style-name="T7">sayi1, sayi2, sayi3, sayi4, sayi5</text:span><text:span text:style-name="T6"> </text:span></text:p>
      <text:p text:style-name="P1"><text:span text:style-name="T1">4. </text:span><text:span text:style-name="T7">Toplam= sayi1+sayi2+sayi3+sayi4+sayi5</text:span></text:p>
      <text:p text:style-name="P2"><text:span text:style-name="T4">5. </text:span><text:span text:style-name="T6">Yaz t</text:span><text:span text:style-name="T7">oplam</text:span></text:p>
      <text:p text:style-name="P4"><text:span text:style-name="T2">6. </text:span><text:span text:style-name="T6">Or</text:span><text:span text:style-name="T7">talama= toplam/5</text:span></text:p>
      <text:p text:style-name="P3"><text:span text:style-name="T1">7. </text:span><text:span text:style-name="T7">Yaz ort</text:span></text:p>
      <text:p text:style-name="P5"><text:span text:style-name="T7">8. </text:span><text:span text:style-name="T1">Bitir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page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9T22:54:21.372695080</meta:creation-date>
    <dc:date>2020-03-10T22:24:20.833845102</dc:date>
    <meta:editing-duration>PT11H27M2S</meta:editing-duration>
    <meta:editing-cycles>6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9" meta:word-count="29" meta:character-count="181" meta:non-whitespace-character-count="160"/>
  </office:meta>
</office:document-meta>
</file>